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368cm" svg:height="0.8cm" draw:transform="skewX (-0.00122173047639603) rotate (-1.55369210012535) translate (5.3488509682586cm 2.2388283172362cm)" svg:viewBox="0 0 6369 801" svg:d="M394 705c452-80 2375-45 2992-38 617 6 2586 171 2843 127 258-39 145-667-220-709-365-43-1748-37-2666-41s-2768-19-3276-44c-142 2-70 737 327 705z">
          <text:p/>
        </draw:path>
        <draw:path draw:style-name="gr1" draw:text-style-name="P1" draw:layer="layout" svg:width="0.903cm" svg:height="0.661cm" draw:transform="rotate (-2.15757602131539) translate (5.4948244404371cm 8.209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045cm" svg:height="3.467cm" draw:transform="rotate (-1.55281943549936) translate (6.71226457654791cm 3.0889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3cm" svg:height="0.661cm" draw:transform="skewX (0.00122173047639602) rotate (-2.15687788961459) translate (5.4776401432275cm 2.32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6.9876244787324cm 3.246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3.9753069992837cm 3.534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6:25.421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